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6.461cm" table:align="left"/>
    </style:style>
    <style:style style:name="Tabela2.A" style:family="table-column">
      <style:table-column-properties style:column-width="2.963cm"/>
    </style:style>
    <style:style style:name="Tabela2.B" style:family="table-column">
      <style:table-column-properties style:column-width="3.498cm"/>
    </style:style>
    <style:style style:name="Tabela2.1" style:family="table-row">
      <style:table-row-properties style:min-row-height="0.212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6.461cm" table:align="left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3.498cm"/>
    </style:style>
    <style:style style:name="Tabela1.1" style:family="table-row">
      <style:table-row-properties style:min-row-height="0.21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0446b6" officeooo:paragraph-rsid="0005da0b"/>
    </style:style>
    <style:style style:name="P3" style:family="paragraph" style:parent-style-name="Standard">
      <style:text-properties officeooo:rsid="0005da0b" officeooo:paragraph-rsid="0005da0b"/>
    </style:style>
    <style:style style:name="P4" style:family="paragraph" style:parent-style-name="Table_20_Heading">
      <style:paragraph-properties fo:text-align="center" style:justify-single-word="false"/>
      <style:text-properties officeooo:paragraph-rsid="00068f06"/>
    </style:style>
    <style:style style:name="P5" style:family="paragraph" style:parent-style-name="Table_20_Contents">
      <style:paragraph-properties fo:text-align="center" style:justify-single-word="false"/>
      <style:text-properties officeooo:paragraph-rsid="00068f06"/>
    </style:style>
    <style:style style:name="P6" style:family="paragraph" style:parent-style-name="Table_20_Contents">
      <style:paragraph-properties fo:text-align="center" style:justify-single-word="false"/>
      <style:text-properties officeooo:rsid="00068f06" officeooo:paragraph-rsid="00068f06"/>
    </style:style>
    <style:style style:name="P7" style:family="paragraph" style:parent-style-name="Standard">
      <style:text-properties officeooo:rsid="0005da0b" officeooo:paragraph-rsid="00068f06"/>
    </style:style>
    <style:style style:name="P8" style:family="paragraph" style:parent-style-name="Standard">
      <style:text-properties officeooo:rsid="00068f06" officeooo:paragraph-rsid="00068f06"/>
    </style:style>
    <style:style style:name="P9" style:family="paragraph" style:parent-style-name="Text_20_body">
      <style:text-properties officeooo:rsid="00068f06" officeooo:paragraph-rsid="00068f06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068f06"/>
    </style:style>
    <style:style style:name="P11" style:family="paragraph" style:parent-style-name="Text_20_body" style:list-style-name="L1">
      <style:text-properties officeooo:rsid="00068f06" officeooo:paragraph-rsid="00068f06"/>
    </style:style>
    <style:style style:name="P12" style:family="paragraph" style:parent-style-name="Standard">
      <style:text-properties officeooo:rsid="0008681c" officeooo:paragraph-rsid="0008681c"/>
    </style:style>
    <style:style style:name="P13" style:family="paragraph" style:parent-style-name="Standard" style:list-style-name="L2">
      <style:text-properties officeooo:rsid="0008681c" officeooo:paragraph-rsid="0008681c"/>
    </style:style>
    <style:style style:name="P14" style:family="paragraph" style:parent-style-name="Standard" style:list-style-name="L2">
      <style:text-properties officeooo:rsid="0009c302" officeooo:paragraph-rsid="0009c302"/>
    </style:style>
    <style:style style:name="P15" style:family="paragraph" style:parent-style-name="Standard" style:list-style-name="L3">
      <style:text-properties officeooo:rsid="0008681c" officeooo:paragraph-rsid="0008681c"/>
    </style:style>
    <style:style style:name="P16" style:family="paragraph" style:parent-style-name="Standard">
      <style:text-properties officeooo:rsid="000edfec" officeooo:paragraph-rsid="0008681c"/>
    </style:style>
    <style:style style:name="P17" style:family="paragraph" style:parent-style-name="Standard">
      <style:text-properties officeooo:rsid="000eaea6" officeooo:paragraph-rsid="000eaea6"/>
    </style:style>
    <style:style style:name="P18" style:family="paragraph" style:parent-style-name="Standard">
      <style:text-properties officeooo:rsid="000edfec" officeooo:paragraph-rsid="000edfec"/>
    </style:style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Preformatted_20_Text">
      <style:paragraph-properties fo:margin-left="0cm" fo:margin-right="0cm" fo:text-indent="0cm" style:auto-text-indent="false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2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3"/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4"/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5"/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>
      <style:paragraph-properties fo:text-align="left"/>
      <style:text-properties style:font-name="Liberation Mono" fo:font-size="10pt"/>
    </style:style>
    <style:style style:name="P43" style:family="paragraph" style:parent-style-name="Text_20_body">
      <style:paragraph-properties fo:margin-top="0cm" fo:margin-bottom="0cm" style:contextual-spacing="false"/>
    </style:style>
    <style:style style:name="P44" style:family="paragraph">
      <style:paragraph-properties fo:text-align="left"/>
      <style:text-properties style:text-line-through-style="none" style:text-line-through-type="none" style:font-name="Liberation Mono" fo:font-size="10pt" fo:font-style="normal" style:text-underline-style="none"/>
    </style:style>
    <style:style style:name="P45" style:family="paragraph" style:parent-style-name="Standard">
      <style:text-properties officeooo:rsid="000446b6" officeooo:paragraph-rsid="000446b6"/>
    </style:style>
    <style:style style:name="T1" style:family="text">
      <style:text-properties officeooo:rsid="00068f06"/>
    </style:style>
    <style:style style:name="T2" style:family="text">
      <style:text-properties officeooo:rsid="0009c302"/>
    </style:style>
    <style:style style:name="T3" style:family="text">
      <style:text-properties officeooo:rsid="000ac11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ojeto: Construindo um pipeline de dados com trends de vídeo do youtube</text:p>
      <text:p text:style-name="P2"/>
      <text:p text:style-name="P3">1 – Introdução:</text:p>
      <text:p text:style-name="P3">O objetivo desse projeto é aplicar conceitos de arquitetura e engenharia de dados na construção de um pipeline que vai buscar trends de vídeos do youtube e gravar em datalake, explorar consultas analíticas, <text:span text:style-name="T1">explorar tecnologias open source</text:span> e criar um dashboard</text:p>
      <text:p text:style-name="P3"/>
      <text:p text:style-name="P3">2 – Tecnologias utilizadas</text:p>
      <text:p text:style-name="P3"/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office:value-type="string">
              <text:p text:style-name="P4">Camada</text:p>
            </table:table-cell>
            <table:table-cell table:style-name="Tabela2.A1" office:value-type="string">
              <text:p text:style-name="P4">Tecnologia</text:p>
            </table:table-cell>
          </table:table-row>
        </table:table-header-rows>
        <table:table-row>
          <table:table-cell table:style-name="Tabela2.A1" office:value-type="string">
            <text:p text:style-name="P5">Extração</text:p>
          </table:table-cell>
          <table:table-cell table:style-name="Tabela2.A1" office:value-type="string">
            <text:p text:style-name="P5">Python</text:p>
          </table:table-cell>
        </table:table-row>
        <table:table-row>
          <table:table-cell table:style-name="Tabela2.A1" office:value-type="string">
            <text:p text:style-name="P5">API</text:p>
          </table:table-cell>
          <table:table-cell table:style-name="Tabela2.A1" office:value-type="string">
            <text:p text:style-name="P5">YouTube Data API</text:p>
          </table:table-cell>
        </table:table-row>
        <table:table-row>
          <table:table-cell table:style-name="Tabela2.A1" office:value-type="string">
            <text:p text:style-name="P5">Storage</text:p>
          </table:table-cell>
          <table:table-cell table:style-name="Tabela2.A1" office:value-type="string">
            <text:p text:style-name="P5">MinIO</text:p>
          </table:table-cell>
        </table:table-row>
        <table:table-row>
          <table:table-cell table:style-name="Tabela2.A1" office:value-type="string">
            <text:p text:style-name="P5">Orquestração</text:p>
          </table:table-cell>
          <table:table-cell table:style-name="Tabela2.A1" office:value-type="string">
            <text:p text:style-name="P6">Script python customizado</text:p>
          </table:table-cell>
        </table:table-row>
        <table:table-row>
          <table:table-cell table:style-name="Tabela2.A1" office:value-type="string">
            <text:p text:style-name="P5">Processamento</text:p>
          </table:table-cell>
          <table:table-cell table:style-name="Tabela2.A1" office:value-type="string">
            <text:p text:style-name="P5">Apache Spark</text:p>
          </table:table-cell>
        </table:table-row>
        <table:table-row>
          <table:table-cell table:style-name="Tabela2.A1" office:value-type="string">
            <text:p text:style-name="P5">Metastore</text:p>
          </table:table-cell>
          <table:table-cell table:style-name="Tabela2.A1" office:value-type="string">
            <text:p text:style-name="P5">Apache Hive</text:p>
          </table:table-cell>
        </table:table-row>
        <table:table-row>
          <table:table-cell table:style-name="Tabela2.A1" office:value-type="string">
            <text:p text:style-name="P5">Query Engine</text:p>
          </table:table-cell>
          <table:table-cell table:style-name="Tabela2.A1" office:value-type="string">
            <text:p text:style-name="P5">Trino</text:p>
          </table:table-cell>
        </table:table-row>
        <table:table-row>
          <table:table-cell table:style-name="Tabela2.A1" office:value-type="string">
            <text:p text:style-name="P5">Dashboard</text:p>
          </table:table-cell>
          <table:table-cell table:style-name="Tabela2.A1" office:value-type="string">
            <text:p text:style-name="P5">Apache Superset</text:p>
          </table:table-cell>
        </table:table-row>
        <table:table-row>
          <table:table-cell table:style-name="Tabela2.A1" office:value-type="string">
            <text:p text:style-name="P5">Containerização</text:p>
          </table:table-cell>
          <table:table-cell table:style-name="Tabela2.A1" office:value-type="string">
            <text:p text:style-name="P5">Docker Compose</text:p>
          </table:table-cell>
        </table:table-row>
      </table:table>
      <text:p text:style-name="P7"/>
      <text:p text:style-name="P3"/>
      <text:p text:style-name="P8">3 – Resultados esperados</text:p>
      <text:p text:style-name="P9"><text:span text:style-name="Strong_20_Emphasis">Habilidades Desenvolvidas:</text:span></text:p>
      <text:list text:style-name="L1">
        <text:list-item>
          <text:p text:style-name="P10">Arquitetura ETL serverless com tecn<text:tab/>ologias open source</text:p>
        </text:list-item>
        <text:list-item>
          <text:p text:style-name="P10">Processamento de dados em múltiplos formatos (JSON, CSV, Parquet) </text:p>
        </text:list-item>
        <text:list-item>
          <text:p text:style-name="P10">Design de zonas de data lake (Bronze, prata, ouro) </text:p>
        </text:list-item>
        <text:list-item>
          <text:p text:style-name="P11">Catalogação automatizada com Apache Hive </text:p>
        </text:list-item>
      </text:list>
      <text:p text:style-name="P8"/>
      <text:p text:style-name="P3">3 – Arquitetura da solução</text:p>
      <text:p text:style-name="P3"/>
      <text:p text:style-name="P8">O padrão de projeto que será usado irá ser o cadeia de responsabilidade onde cada corrente, é o nome de uma etapa do pipeline, permitindo interromper o ciclo caso encontre falha.</text:p>
      <text:p text:style-name="P8"/>
      <text:p text:style-name="P12">3.1 – Processos</text:p>
      <text:list text:style-name="L2">
        <text:list-item>
          <text:p text:style-name="P13">Checar conexão <text:span text:style-name="T2">da api do bancco</text:span>;</text:p>
        </text:list-item>
        <text:list-item>
          <text:p text:style-name="P14">Checar as conexões do banco de dados log, hive e minio s3;</text:p>
          <text:list>
            <text:list-header>
              <text:p text:style-name="P14">- <text:span text:style-name="T3">Parar o pipeline se alguma conexões falhar</text:span></text:p>
            </text:list-header>
          </text:list>
        </text:list-item>
        <text:list-item>
          <text:p text:style-name="P13">Baixar dados da api do youtube;</text:p>
        </text:list-item>
        <text:list-item>
          <text:p text:style-name="P13">Gravar no S3;</text:p>
        </text:list-item>
      </text:list>
      <text:p text:style-name="P12">3.2 – Requisitos funcionais:</text:p>
      <text:list text:style-name="L3">
        <text:list-item>
          <text:p text:style-name="P15">Registrar todas as informações do log</text:p>
        </text:list-item>
      </text:list>
      <text:p text:style-name="P12"/>
      <text:p text:style-name="P16"/>
      <text:p text:style-name="P16"/>
      <text:p text:style-name="P17"><text:soft-page-break/>3.3 – Estrutura do datalake</text:p>
      <text:p text:style-name="P18">ano/mês/dia/categoria/id_canal/id_video</text:p>
      <text:p text:style-name="P3"/>
      <text:p text:style-name="P3"/>
      <text:p text:style-name="P3">4- Resultados</text:p>
      <text:p text:style-name="P3"/>
      <text:p text:style-name="P3">5- Vídeo com a demostração do projeto</text:p>
      <text:p text:style-name="P1"/>
      <text:p text:style-name="P1">Perfeito. Sem mensageria, a arquitetura fica <text:span text:style-name="Strong_20_Emphasis">mais enxuta, mais próxima de muitos pipelines reais de pequeno/médio porte</text:span>, e ainda continua extremamente profissional para portfólio de engenharia de dados 🚀📦🐍</text:p>
      <text:section text:style-name="Sect1" text:name="thread">
        <text:h text:style-name="Heading_20_1" text:outline-level="1">Projeto Open Source ETL com API do YouTube sem mensageria</text:h>
        <text:h text:style-name="Heading_20_2" text:outline-level="2">Objetivo</text:h>
        <text:p text:style-name="Text_20_body">Construir um pipeline batch que:</text:p>
        <text:list text:style-name="L4">
          <text:list-item>
            <text:p text:style-name="P19">coleta dados da API do YouTube </text:p>
          </text:list-item>
          <text:list-item>
            <text:p text:style-name="P19">armazena em data lake por camadas </text:p>
          </text:list-item>
          <text:list-item>
            <text:p text:style-name="P19">transforma com processamento distribuído </text:p>
          </text:list-item>
          <text:list-item>
            <text:p text:style-name="P19">disponibiliza consultas analíticas </text:p>
          </text:list-item>
          <text:list-item>
            <text:p text:style-name="P20">gera dashboards </text:p>
          </text:list-item>
        </text:list>
        <text:p text:style-name="Horizontal_20_Line"/>
        <text:h text:style-name="Heading_20_1" text:outline-level="1">Nova Arquitetura (sem fila)</text:h>
        <text:section text:style-name="Sect2" text:name="code-block-viewer">
          <text:p text:style-name="P21">YouTube API</text:p>
          <text:p text:style-name="Preformatted_20_Text"><text:s text:c="3"/>↓</text:p>
          <text:p text:style-name="Preformatted_20_Text">Python Extractor</text:p>
          <text:p text:style-name="Preformatted_20_Text"><text:s text:c="3"/>↓</text:p>
          <text:p text:style-name="Preformatted_20_Text">MinIO (Raw Zone)</text:p>
          <text:p text:style-name="Preformatted_20_Text"><text:s text:c="3"/>↓</text:p>
          <text:p text:style-name="Preformatted_20_Text">Airflow Orchestrator</text:p>
          <text:p text:style-name="Preformatted_20_Text"><text:s text:c="3"/>↓</text:p>
          <text:p text:style-name="Preformatted_20_Text">PySpark Transform</text:p>
          <text:p text:style-name="Preformatted_20_Text"><text:s text:c="3"/>↓</text:p>
          <text:p text:style-name="Preformatted_20_Text">MinIO (Processed / Curated)</text:p>
          <text:p text:style-name="Preformatted_20_Text"><text:s text:c="3"/>↓</text:p>
          <text:p text:style-name="Preformatted_20_Text">Hive Metastore</text:p>
          <text:p text:style-name="Preformatted_20_Text"><text:s text:c="3"/>↓</text:p>
          <text:p text:style-name="Preformatted_20_Text">Trino</text:p>
          <text:p text:style-name="Preformatted_20_Text"><text:s text:c="3"/>↓</text:p>
          <text:p text:style-name="Preformatted_20_Text">Superset</text:p>
        </text:section>
        <text:p text:style-name="Horizontal_20_Line"/>
        <text:h text:style-name="Heading_20_1" text:outline-level="1"><text:soft-page-break/>Stack Open Source</text:h>
        <table:table table:name="Tabela1" table:style-name="Tabela1">
          <table:table-column table:style-name="Tabela1.A"/>
          <table:table-column table:style-name="Tabela1.B"/>
          <table:table-header-rows>
            <table:table-row table:style-name="Tabela1.1">
              <table:table-cell table:style-name="Tabela1.A1" office:value-type="string">
                <text:p text:style-name="Table_20_Heading">Camada</text:p>
              </table:table-cell>
              <table:table-cell table:style-name="Tabela1.A1" office:value-type="string">
                <text:p text:style-name="Table_20_Heading">Tecnologia</text:p>
              </table:table-cell>
            </table:table-row>
          </table:table-header-rows>
          <table:table-row>
            <table:table-cell table:style-name="Tabela1.A1" office:value-type="string">
              <text:p text:style-name="Table_20_Contents">Extração</text:p>
            </table:table-cell>
            <table:table-cell table:style-name="Tabela1.A1" office:value-type="string">
              <text:p text:style-name="Table_20_Contents">Python</text:p>
            </table:table-cell>
          </table:table-row>
          <table:table-row>
            <table:table-cell table:style-name="Tabela1.A1" office:value-type="string">
              <text:p text:style-name="Table_20_Contents">API</text:p>
            </table:table-cell>
            <table:table-cell table:style-name="Tabela1.A1" office:value-type="string">
              <text:p text:style-name="Table_20_Contents">YouTube Data API</text:p>
            </table:table-cell>
          </table:table-row>
          <table:table-row>
            <table:table-cell table:style-name="Tabela1.A1" office:value-type="string">
              <text:p text:style-name="Table_20_Contents">Storage</text:p>
            </table:table-cell>
            <table:table-cell table:style-name="Tabela1.A1" office:value-type="string">
              <text:p text:style-name="Table_20_Contents">MinIO</text:p>
            </table:table-cell>
          </table:table-row>
          <table:table-row>
            <table:table-cell table:style-name="Tabela1.A1" office:value-type="string">
              <text:p text:style-name="Table_20_Contents">Orquestração</text:p>
            </table:table-cell>
            <table:table-cell table:style-name="Tabela1.A1" office:value-type="string">
              <text:p text:style-name="Table_20_Contents">Apache Airflow</text:p>
            </table:table-cell>
          </table:table-row>
          <table:table-row>
            <table:table-cell table:style-name="Tabela1.A1" office:value-type="string">
              <text:p text:style-name="Table_20_Contents">Processamento</text:p>
            </table:table-cell>
            <table:table-cell table:style-name="Tabela1.A1" office:value-type="string">
              <text:p text:style-name="Table_20_Contents">Apache Spark</text:p>
            </table:table-cell>
          </table:table-row>
          <table:table-row>
            <table:table-cell table:style-name="Tabela1.A1" office:value-type="string">
              <text:p text:style-name="Table_20_Contents">Metastore</text:p>
            </table:table-cell>
            <table:table-cell table:style-name="Tabela1.A1" office:value-type="string">
              <text:p text:style-name="Table_20_Contents">Apache Hive</text:p>
            </table:table-cell>
          </table:table-row>
          <table:table-row>
            <table:table-cell table:style-name="Tabela1.A1" office:value-type="string">
              <text:p text:style-name="Table_20_Contents">Query Engine</text:p>
            </table:table-cell>
            <table:table-cell table:style-name="Tabela1.A1" office:value-type="string">
              <text:p text:style-name="Table_20_Contents">Trino</text:p>
            </table:table-cell>
          </table:table-row>
          <table:table-row>
            <table:table-cell table:style-name="Tabela1.A1" office:value-type="string">
              <text:p text:style-name="Table_20_Contents">Dashboard</text:p>
            </table:table-cell>
            <table:table-cell table:style-name="Tabela1.A1" office:value-type="string">
              <text:p text:style-name="Table_20_Contents">Apache Superset</text:p>
            </table:table-cell>
          </table:table-row>
          <table:table-row>
            <table:table-cell table:style-name="Tabela1.A1" office:value-type="string">
              <text:p text:style-name="Table_20_Contents">Containerização</text:p>
            </table:table-cell>
            <table:table-cell table:style-name="Tabela1.A1" office:value-type="string">
              <text:p text:style-name="Table_20_Contents">Docker Compose</text:p>
            </table:table-cell>
          </table:table-row>
        </table:table>
        <text:p text:style-name="Horizontal_20_Line"/>
        <text:h text:style-name="Heading_20_1" text:outline-level="1">Fluxo Profissional do Pipeline</text:h>
        <text:h text:style-name="Heading_20_1" text:outline-level="1">1. Extract</text:h>
        <text:p text:style-name="Text_20_body">Python consulta API:</text:p>
        <text:section text:style-name="Sect2" text:name="Seção1">
          <text:p text:style-name="P21"><text:bookmark text:name="code-block-viewer"/>videos = youtube.videos().list(</text:p>
          <text:p text:style-name="Preformatted_20_Text"><text:s text:c="4"/>part="snippet,statistics",</text:p>
          <text:p text:style-name="Preformatted_20_Text"><text:s text:c="4"/>chart="mostPopular",</text:p>
          <text:p text:style-name="Preformatted_20_Text"><text:s text:c="4"/>regionCode="BR",</text:p>
          <text:p text:style-name="Preformatted_20_Text"><text:s text:c="4"/>maxResults=50</text:p>
          <text:p text:style-name="Preformatted_20_Text">).execute()</text:p>
        </text:section>
        <text:p text:style-name="Text_20_body">Salva bruto em JSON:</text:p>
        <text:section text:style-name="Sect2" text:name="Seção2">
          <text:p text:style-name="P21"><text:bookmark text:name="code-block-viewer Copia 1"/>/raw/youtube/videos/2026/04/04/videos_raw.json</text:p>
        </text:section>
        <text:p text:style-name="Horizontal_20_Line"/>
        <text:h text:style-name="Heading_20_1" text:outline-level="1">2. Orquestração via Airflow</text:h>
        <text:p text:style-name="Text_20_body">DAG controla:</text:p>
        <text:section text:style-name="Sect2" text:name="Seção3">
          <text:p text:style-name="P21"><text:bookmark text:name="code-block-viewer Copia 2"/>extract_youtube</text:p>
          <text:p text:style-name="Preformatted_20_Text">→ validate_raw</text:p>
          <text:p text:style-name="Preformatted_20_Text">→ spark_transform</text:p>
          <text:p text:style-name="Preformatted_20_Text">→ hive_register</text:p>
          <text:p text:style-name="Preformatted_20_Text">→ analytics_refresh</text:p>
        </text:section>
        <text:p text:style-name="Horizontal_20_Line"/>
        <text:h text:style-name="Heading_20_1" text:outline-level="1">3. Data Lake em Camadas</text:h>
        <text:h text:style-name="Heading_20_2" text:outline-level="2">Bronze (Raw)</text:h>
        <text:p text:style-name="Text_20_body">Dados crus:</text:p>
        <text:section text:style-name="Sect2" text:name="Seção4">
          <text:p text:style-name="P21"><text:bookmark text:name="code-block-viewer Copia 3"/>/raw/youtube/videos/</text:p>
        </text:section>
        <text:p text:style-name="Text_20_body"><text:soft-page-break/>Formato:</text:p>
        <text:list text:style-name="L5">
          <text:list-item>
            <text:p text:style-name="P22">JSON </text:p>
          </text:list-item>
        </text:list>
        <text:p text:style-name="Horizontal_20_Line"/>
        <text:h text:style-name="Heading_20_2" text:outline-level="2">Silver (Processed)</text:h>
        <text:p text:style-name="Text_20_body">Limpeza e flatten:</text:p>
        <text:section text:style-name="Sect2" text:name="Seção5">
          <text:p text:style-name="P21"><text:bookmark text:name="code-block-viewer Copia 4"/>/processed/youtube/videos/</text:p>
        </text:section>
        <text:p text:style-name="Text_20_body">Formato:</text:p>
        <text:list text:style-name="L6">
          <text:list-item>
            <text:p text:style-name="P23">Parquet </text:p>
          </text:list-item>
        </text:list>
        <text:p text:style-name="Horizontal_20_Line"/>
        <text:h text:style-name="Heading_20_2" text:outline-level="2">Gold (Curated)</text:h>
        <text:p text:style-name="Text_20_body">Agregações:</text:p>
        <text:section text:style-name="Sect2" text:name="Seção6">
          <text:p text:style-name="P21"><text:bookmark text:name="code-block-viewer Copia 5"/>/curated/youtube/analytics/</text:p>
        </text:section>
        <text:p text:style-name="Horizontal_20_Line"/>
        <text:h text:style-name="Heading_20_1" text:outline-level="1">4. Spark Processing</text:h>
        <text:p text:style-name="Text_20_body">Leitura:</text:p>
        <text:section text:style-name="Sect2" text:name="Seção7">
          <text:p text:style-name="P21"><text:bookmark text:name="code-block-viewer Copia 6"/>df = spark.read.json("s3a://raw/youtube/videos/")</text:p>
        </text:section>
        <text:p text:style-name="Text_20_body">Transformação:</text:p>
        <text:section text:style-name="Sect2" text:name="Seção8">
          <text:p text:style-name="P21"><text:bookmark text:name="code-block-viewer Copia 7"/>df = df.select(</text:p>
          <text:p text:style-name="Preformatted_20_Text"><text:s text:c="4"/>"id",</text:p>
          <text:p text:style-name="Preformatted_20_Text"><text:s text:c="4"/>"snippet.title",</text:p>
          <text:p text:style-name="Preformatted_20_Text"><text:s text:c="4"/>"snippet.channelTitle",</text:p>
          <text:p text:style-name="Preformatted_20_Text"><text:s text:c="4"/>"statistics.viewCount",</text:p>
          <text:p text:style-name="Preformatted_20_Text"><text:s text:c="4"/>"statistics.likeCount"</text:p>
          <text:p text:style-name="Preformatted_20_Text">)</text:p>
        </text:section>
        <text:p text:style-name="Horizontal_20_Line"/>
        <text:h text:style-name="Heading_20_1" text:outline-level="1">5. Escrita Otimizada</text:h>
        <text:section text:style-name="Sect2" text:name="Seção9">
          <text:p text:style-name="P21"><text:bookmark text:name="code-block-viewer Copia 8"/>df.write.partitionBy("channelTitle").parquet(...)</text:p>
        </text:section>
        <text:p text:style-name="Horizontal_20_Line"/>
        <text:h text:style-name="Heading_20_1" text:outline-level="1">6. Registro no Hive</text:h>
        <text:section text:style-name="Sect2" text:name="Seção10">
          <text:p text:style-name="P21"><text:bookmark text:name="code-block-viewer Copia 9"/>CREATE EXTERNAL TABLE youtube_videos (</text:p>
          <text:p text:style-name="Preformatted_20_Text"><text:s/>id STRING,</text:p>
          <text:p text:style-name="Preformatted_20_Text"><text:s/>title STRING,</text:p>
          <text:p text:style-name="Preformatted_20_Text"><text:s/>channel STRING,</text:p>
          <text:p text:style-name="Preformatted_20_Text"><text:s/>views BIGINT,</text:p>
          <text:p text:style-name="Preformatted_20_Text"><text:s/>likes BIGINT</text:p>
          <text:p text:style-name="Preformatted_20_Text">)</text:p>
          <text:p text:style-name="Preformatted_20_Text">STORED AS PARQUET</text:p>
          <text:p text:style-name="Preformatted_20_Text">LOCATION '/processed/youtube/videos/';</text:p>
        </text:section>
        <text:p text:style-name="Horizontal_20_Line"><text:soft-page-break/></text:p>
        <text:h text:style-name="Heading_20_1" text:outline-level="1">7. Consultas no Trino</text:h>
        <text:h text:style-name="Heading_20_2" text:outline-level="2">Top vídeos</text:h>
        <text:section text:style-name="Sect2" text:name="Seção11">
          <text:p text:style-name="P21"><text:bookmark text:name="code-block-viewer Copia 10"/>SELECT title, views</text:p>
          <text:p text:style-name="Preformatted_20_Text">FROM youtube_videos</text:p>
          <text:p text:style-name="Preformatted_20_Text">ORDER BY views DESC;</text:p>
        </text:section>
        <text:h text:style-name="Heading_20_2" text:outline-level="2">Taxa de engajamento</text:h>
        <text:section text:style-name="Sect2" text:name="Seção12">
          <text:p text:style-name="P21"><text:bookmark text:name="code-block-viewer Copia 11"/>SELECT</text:p>
          <text:p text:style-name="Preformatted_20_Text"><text:s/>title,</text:p>
          <text:p text:style-name="Preformatted_20_Text"><text:s/>likes/views AS engagement</text:p>
          <text:p text:style-name="Preformatted_20_Text">FROM youtube_videos;</text:p>
        </text:section>
        <text:p text:style-name="Horizontal_20_Line"/>
        <text:h text:style-name="Heading_20_1" text:outline-level="1">8. Dashboard no Apache Superset</text:h>
        <text:p text:style-name="Text_20_body">Visualizações:</text:p>
        <text:p text:style-name="Text_20_body">📈 crescimento views<text:line-break/>📊 top canais<text:line-break/>🔥 categorias populares<text:line-break/>💬 comentários por vídeo</text:p>
        <text:p text:style-name="Horizontal_20_Line"/>
        <text:h text:style-name="Heading_20_1" text:outline-level="1">Estrutura Profissional de Pastas</text:h>
        <text:section text:style-name="Sect2" text:name="Seção13">
          <text:p text:style-name="P21"><text:bookmark text:name="code-block-viewer Copia 12"/>project/</text:p>
          <text:p text:style-name="Preformatted_20_Text">│── extractor/</text:p>
          <text:p text:style-name="Preformatted_20_Text">│ <text:s text:c="2"/>├── youtube_client.py</text:p>
          <text:p text:style-name="Preformatted_20_Text">│ <text:s text:c="2"/>├── extractor.py</text:p>
          <text:p text:style-name="Preformatted_20_Text">│</text:p>
          <text:p text:style-name="Preformatted_20_Text">│── spark_jobs/</text:p>
          <text:p text:style-name="Preformatted_20_Text">│ <text:s text:c="2"/>├── transform_videos.py</text:p>
          <text:p text:style-name="Preformatted_20_Text">│</text:p>
          <text:p text:style-name="Preformatted_20_Text">│── airflow/</text:p>
          <text:p text:style-name="Preformatted_20_Text">│ <text:s text:c="2"/>├── dags/</text:p>
          <text:p text:style-name="Preformatted_20_Text">│</text:p>
          <text:p text:style-name="Preformatted_20_Text">│── hive/</text:p>
          <text:p text:style-name="Preformatted_20_Text">│ <text:s text:c="2"/>├── ddl/</text:p>
          <text:p text:style-name="Preformatted_20_Text">│</text:p>
          <text:p text:style-name="Preformatted_20_Text">│── analytics/</text:p>
          <text:p text:style-name="Preformatted_20_Text">│ <text:s text:c="2"/>├── sql/</text:p>
          <text:p text:style-name="Preformatted_20_Text">│</text:p>
          <text:p text:style-name="Preformatted_20_Text">│── tests/</text:p>
          <text:p text:style-name="Preformatted_20_Text">│</text:p>
          <text:p text:style-name="Preformatted_20_Text">│── docker-compose.yml</text:p>
        </text:section>
        <text:p text:style-name="Horizontal_20_Line"/>
        <text:h text:style-name="Heading_20_1" text:outline-level="1"><text:soft-page-break/>Padrão GOF Ideal sem Mensageria</text:h>
        <text:h text:style-name="Heading_20_2" text:outline-level="2">Template Method</text:h>
        <text:p text:style-name="Text_20_body">Muito adequado aqui:</text:p>
        <text:section text:style-name="Sect2" text:name="Seção14">
          <text:p text:style-name="P21"><text:bookmark text:name="code-block-viewer Copia 13"/>extract()</text:p>
          <text:p text:style-name="Preformatted_20_Text">validate()</text:p>
          <text:p text:style-name="Preformatted_20_Text">transform()</text:p>
          <text:p text:style-name="Preformatted_20_Text">load()</text:p>
        </text:section>
        <text:p text:style-name="Text_20_body">Classe base:</text:p>
        <text:section text:style-name="Sect2" text:name="Seção15">
          <text:p text:style-name="P21"><text:bookmark text:name="code-block-viewer Copia 14"/>BasePipeline</text:p>
        </text:section>
        <text:p text:style-name="Text_20_body">Especializações:</text:p>
        <text:section text:style-name="Sect2" text:name="Seção16">
          <text:p text:style-name="P21"><text:bookmark text:name="code-block-viewer Copia 15"/>YouTubeVideoPipeline</text:p>
          <text:p text:style-name="Preformatted_20_Text">YouTubeCommentPipeline</text:p>
        </text:section>
        <text:p text:style-name="Horizontal_20_Line"/>
        <text:h text:style-name="Heading_20_2" text:outline-level="2">Factory Method</text:h>
        <text:p text:style-name="Text_20_body">Criação de readers:</text:p>
        <text:section text:style-name="Sect2" text:name="Seção17">
          <text:p text:style-name="P21"><text:bookmark text:name="code-block-viewer Copia 16"/>JsonReader</text:p>
          <text:p text:style-name="Preformatted_20_Text">ParquetReader</text:p>
          <text:p text:style-name="Preformatted_20_Text">ApiReader</text:p>
        </text:section>
        <text:p text:style-name="Horizontal_20_Line"/>
        <text:h text:style-name="Heading_20_2" text:outline-level="2">Chain of Responsibility</text:h>
        <text:p text:style-name="Text_20_body">Validação:</text:p>
        <text:section text:style-name="Sect2" text:name="Seção18">
          <text:p text:style-name="P21"><text:bookmark text:name="code-block-viewer Copia 17"/>SchemaValidator</text:p>
          <text:p text:style-name="Preformatted_20_Text">→ NullValidator</text:p>
          <text:p text:style-name="Preformatted_20_Text">→ DuplicateValidator</text:p>
        </text:section>
        <text:p text:style-name="Horizontal_20_Line"/>
        <text:h text:style-name="Heading_20_1" text:outline-level="1">Conceitos Fortes Explorados</text:h>
        <text:h text:style-name="Heading_20_2" text:outline-level="2">Engenharia de Dados</text:h>
        <text:p text:style-name="Text_20_body">✅ batch ingestion<text:line-break/>✅ schema evolution<text:line-break/>✅ partitioning<text:line-break/>✅ data lake layering</text:p>
        <text:p text:style-name="Horizontal_20_Line"/>
        <text:h text:style-name="Heading_20_2" text:outline-level="2">Spark</text:h>
        <text:p text:style-name="Text_20_body">✅ lazy execution<text:line-break/>✅ distributed DAG<text:line-break/>✅ partition pruning</text:p>
        <text:p text:style-name="Horizontal_20_Line"><text:soft-page-break/></text:p>
        <text:h text:style-name="Heading_20_2" text:outline-level="2">Data Quality</text:h>
        <text:p text:style-name="Text_20_body">✅ null handling<text:line-break/>✅ duplicate detection<text:line-break/>✅ schema validation</text:p>
        <text:p text:style-name="Horizontal_20_Line"/>
        <text:h text:style-name="Heading_20_2" text:outline-level="2">Query Federation</text:h>
        <text:p text:style-name="Text_20_body">com Trino</text:p>
        <text:p text:style-name="Horizontal_20_Line"/>
        <text:h text:style-name="Heading_20_1" text:outline-level="1">Upgrade Forte para Portfólio 🎯</text:h>
        <text:p text:style-name="Text_20_body">Adicionar:</text:p>
        <text:h text:style-name="Heading_20_2" text:outline-level="2">dbt após Spark</text:h>
        <text:p text:style-name="Text_20_body">para camada Gold:</text:p>
        <text:section text:style-name="Sect2" text:name="Seção19">
          <text:p text:style-name="P21"><text:bookmark text:name="code-block-viewer Copia 18"/>Spark → Silver</text:p>
          <text:p text:style-name="Preformatted_20_Text">dbt → Gold</text:p>
        </text:section>
        <text:p text:style-name="Horizontal_20_Line"/>
        <text:h text:style-name="Heading_20_2" text:outline-level="2">CI/CD</text:h>
        <text:p text:style-name="Text_20_body">com GitHub Actions</text:p>
        <text:p text:style-name="Horizontal_20_Line"/>
        <text:h text:style-name="Heading_20_2" text:outline-level="2">Testes</text:h>
        <text:p text:style-name="Text_20_body">com:</text:p>
        <text:list text:style-name="L7">
          <text:list-item>
            <text:p text:style-name="P24">pytest </text:p>
          </text:list-item>
          <text:list-item>
            <text:p text:style-name="P25">Great Expectations </text:p>
          </text:list-item>
        </text:list>
        <text:p text:style-name="Horizontal_20_Line"/>
        <text:h text:style-name="Heading_20_2" text:outline-level="2">Observabilidade</text:h>
        <text:p text:style-name="Text_20_body">com:</text:p>
        <text:list text:style-name="L8">
          <text:list-item>
            <text:p text:style-name="P26">logs centralizados </text:p>
          </text:list-item>
          <text:list-item>
            <text:p text:style-name="P27">métricas de execução </text:p>
          </text:list-item>
        </text:list>
        <text:p text:style-name="Horizontal_20_Line"/>
        <text:p text:style-name="Text_20_body">Se quiser, no próximo passo eu monto:</text:p>
        <text:h text:style-name="Heading_20_1" text:outline-level="1"><text:soft-page-break/>versão profissional completa com API real do YouTube:</text:h>
        <text:list text:style-name="L9">
          <text:list-item>
            <text:p text:style-name="P28">classes Python completas </text:p>
          </text:list-item>
          <text:list-item>
            <text:p text:style-name="P28">docker-compose inteiro </text:p>
          </text:list-item>
          <text:list-item>
            <text:p text:style-name="P28">DAG Airflow pronta </text:p>
          </text:list-item>
          <text:list-item>
            <text:p text:style-name="P28">Spark job real </text:p>
          </text:list-item>
          <text:list-item>
            <text:p text:style-name="P28">dbt integrado </text:p>
          </text:list-item>
          <text:list-item>
            <text:p text:style-name="P29">testes automatizados </text:p>
          </text:list-item>
        </text:list>
        <text:p text:style-name="Text_20_body">Isso fica nível portfólio de vaga real de engenheiro de dados 🔥</text:p>
        <text:p text:style-name="Text_20_body">explique o trino</text:p>
        <text:h text:style-name="Heading_20_1" text:outline-level="1">O que é Trino</text:h>
        <text:p text:style-name="Text_20_body">O <text:span text:style-name="Strong_20_Emphasis">Trino</text:span> é um <text:span text:style-name="Strong_20_Emphasis">motor SQL distribuído para consulta analítica federada</text:span>.</text:p>
        <text:p text:style-name="Text_20_body">Ele foi projetado para <text:span text:style-name="Strong_20_Emphasis">consultar grandes volumes de dados sem mover os dados de lugar</text:span>.</text:p>
        <text:p text:style-name="Text_20_body">Ou seja:</text:p>
        <text:p text:style-name="Text_20_body">em vez de copiar tudo para um banco central, ele consulta diretamente:</text:p>
        <text:list text:style-name="L10">
          <text:list-item>
            <text:p text:style-name="P30">data lake </text:p>
          </text:list-item>
          <text:list-item>
            <text:p text:style-name="P30">bancos relacionais </text:p>
          </text:list-item>
          <text:list-item>
            <text:p text:style-name="P30">arquivos parquet </text:p>
          </text:list-item>
          <text:list-item>
            <text:p text:style-name="P30">hive </text:p>
          </text:list-item>
          <text:list-item>
            <text:p text:style-name="P30">object storage </text:p>
          </text:list-item>
          <text:list-item>
            <text:p text:style-name="P31">APIs compatíveis </text:p>
          </text:list-item>
        </text:list>
        <text:p text:style-name="Text_20_body">✅ isso é extremamente importante em arquitetura moderna de dados.</text:p>
        <text:p text:style-name="Horizontal_20_Line"/>
        <text:h text:style-name="Heading_20_1" text:outline-level="1">Papel do Trino no seu projeto com YouTube</text:h>
        <text:p text:style-name="Text_20_body">No seu pipeline:</text:p>
        <text:section text:style-name="Sect2" text:name="Seção20">
          <text:p text:style-name="P21"><text:bookmark text:name="code-block-viewer Copia 19"/>YouTube API</text:p>
          <text:p text:style-name="Preformatted_20_Text">→ MinIO</text:p>
          <text:p text:style-name="Preformatted_20_Text">→ Spark</text:p>
          <text:p text:style-name="Preformatted_20_Text">→ Hive</text:p>
          <text:p text:style-name="Preformatted_20_Text">→ Trino</text:p>
          <text:p text:style-name="Preformatted_20_Text">→ Superset</text:p>
        </text:section>
        <text:p text:style-name="Text_20_body">O <text:span text:style-name="Strong_20_Emphasis">Spark transforma os dados</text:span>.</text:p>
        <text:p text:style-name="Text_20_body">O <text:span text:style-name="Strong_20_Emphasis">Hive registra metadados</text:span>.</text:p>
        <text:p text:style-name="Text_20_body">O <text:span text:style-name="Strong_20_Emphasis">Trino faz consultas SQL rápidas sobre os arquivos finais</text:span>.</text:p>
        <text:p text:style-name="Horizontal_20_Line"/>
        <text:h text:style-name="Heading_20_1" text:outline-level="1"><text:soft-page-break/>Exemplo real</text:h>
        <text:p text:style-name="Text_20_body">Após Spark gravar:</text:p>
        <text:section text:style-name="Sect2" text:name="Seção21">
          <text:p text:style-name="P21"><text:bookmark text:name="code-block-viewer Copia 20"/>/processed/youtube/videos/</text:p>
        </text:section>
        <text:p text:style-name="Text_20_body">em formato:</text:p>
        <text:list text:style-name="L11">
          <text:list-item>
            <text:p text:style-name="P32">parquet </text:p>
          </text:list-item>
        </text:list>
        <text:p text:style-name="Text_20_body">o Hive registra:</text:p>
        <text:section text:style-name="Sect2" text:name="Seção22">
          <text:p text:style-name="P21"><text:bookmark text:name="code-block-viewer Copia 21"/>CREATE EXTERNAL TABLE youtube_videos (...)</text:p>
        </text:section>
        <text:p text:style-name="Text_20_body">Depois o Trino lê isso diretamente.</text:p>
        <text:p text:style-name="Horizontal_20_Line"/>
        <text:h text:style-name="Heading_20_1" text:outline-level="1">Por que usar Trino em vez de Spark SQL?</text:h>
        <text:h text:style-name="Heading_20_2" text:outline-level="2">Spark</text:h>
        <text:p text:style-name="Text_20_body">Excelente para:</text:p>
        <text:list text:style-name="L12">
          <text:list-item>
            <text:p text:style-name="P33">transformação pesada </text:p>
          </text:list-item>
          <text:list-item>
            <text:p text:style-name="P33">joins grandes </text:p>
          </text:list-item>
          <text:list-item>
            <text:p text:style-name="P34">processamento distribuído batch </text:p>
          </text:list-item>
        </text:list>
        <text:p text:style-name="Horizontal_20_Line"/>
        <text:h text:style-name="Heading_20_2" text:outline-level="2">Trino</text:h>
        <text:p text:style-name="Text_20_body">Excelente para:</text:p>
        <text:list text:style-name="L13">
          <text:list-item>
            <text:p text:style-name="P35">consulta interativa </text:p>
          </text:list-item>
          <text:list-item>
            <text:p text:style-name="P35">analytics ad hoc </text:p>
          </text:list-item>
          <text:list-item>
            <text:p text:style-name="P36">dashboards rápidos </text:p>
          </text:list-item>
        </text:list>
        <text:p text:style-name="Horizontal_20_Line"/>
        <text:h text:style-name="Heading_20_2" text:outline-level="2">Diferença prática</text:h>
        <text:p text:style-name="Text_20_body">Spark inicia job distribuído inteiro.</text:p>
        <text:p text:style-name="Text_20_body">Trino responde quase instantaneamente em consulta analítica.</text:p>
        <text:p text:style-name="Text_20_body">📌 Trino é muito melhor para consumo analítico.</text:p>
        <text:p text:style-name="Horizontal_20_Line"/>
        <text:h text:style-name="Heading_20_1" text:outline-level="1">Como Trino funciona internamente</text:h>
        <text:p text:style-name="Text_20_body">Arquitetura:</text:p>
        <text:section text:style-name="Sect2" text:name="Seção23">
          <text:p text:style-name="P21"><text:bookmark text:name="code-block-viewer Copia 22"/>Coordinator</text:p>
          <text:p text:style-name="Preformatted_20_Text">↓</text:p>
          <text:p text:style-name="Preformatted_20_Text"><text:soft-page-break/>Workers</text:p>
          <text:p text:style-name="Preformatted_20_Text">↓</text:p>
          <text:p text:style-name="Preformatted_20_Text">Data Sources</text:p>
        </text:section>
        <text:p text:style-name="Horizontal_20_Line"/>
        <text:h text:style-name="Heading_20_2" text:outline-level="2">Coordinator</text:h>
        <text:p text:style-name="Text_20_body">Controla:</text:p>
        <text:list text:style-name="L14">
          <text:list-item>
            <text:p text:style-name="P37">parser SQL </text:p>
          </text:list-item>
          <text:list-item>
            <text:p text:style-name="P37">planner </text:p>
          </text:list-item>
          <text:list-item>
            <text:p text:style-name="P38">scheduler </text:p>
          </text:list-item>
        </text:list>
        <text:p text:style-name="Horizontal_20_Line"/>
        <text:h text:style-name="Heading_20_2" text:outline-level="2">Workers</text:h>
        <text:p text:style-name="Text_20_body">Executam partes paralelas da query.</text:p>
        <text:p text:style-name="Horizontal_20_Line"/>
        <text:h text:style-name="Heading_20_1" text:outline-level="1">Exemplo de paralelismo</text:h>
        <text:p text:style-name="Text_20_body">Consulta:</text:p>
        <text:section text:style-name="Sect2" text:name="Seção24">
          <text:p text:style-name="P21"><text:bookmark text:name="code-block-viewer Copia 23"/>SELECT channel, SUM(views)</text:p>
          <text:p text:style-name="Preformatted_20_Text">FROM youtube_videos</text:p>
          <text:p text:style-name="Preformatted_20_Text">GROUP BY channel;</text:p>
        </text:section>
        <text:p text:style-name="Text_20_body">O Trino divide:</text:p>
        <text:section text:style-name="Sect2" text:name="Seção25">
          <text:p text:style-name="P21"><text:bookmark text:name="code-block-viewer Copia 24"/>worker1 → partição 1</text:p>
          <text:p text:style-name="Preformatted_20_Text">worker2 → partição 2</text:p>
          <text:p text:style-name="Preformatted_20_Text">worker3 → partição 3</text:p>
        </text:section>
        <text:p text:style-name="Text_20_body">Depois agrega tudo.</text:p>
        <text:p text:style-name="Text_20_body">⚡ extremamente rápido.</text:p>
        <text:p text:style-name="Horizontal_20_Line"/>
        <text:h text:style-name="Heading_20_1" text:outline-level="1">Grande diferencial: Query Federation</text:h>
        <text:p text:style-name="Text_20_body">Trino consegue consultar múltiplas fontes ao mesmo tempo.</text:p>
        <text:p text:style-name="Text_20_body">Exemplo:</text:p>
        <text:h text:style-name="Heading_20_2" text:outline-level="2">Hive + PostgreSQL</text:h>
        <text:section text:style-name="Sect2" text:name="Seção26">
          <text:p text:style-name="P21"><text:bookmark text:name="code-block-viewer Copia 25"/>SELECT a.title, b.category_name</text:p>
          <text:p text:style-name="Preformatted_20_Text">FROM hive.youtube_videos a</text:p>
          <text:p text:style-name="Preformatted_20_Text">JOIN postgres.categories b</text:p>
          <text:p text:style-name="Preformatted_20_Text">ON a.category_id = b.id;</text:p>
        </text:section>
        <text:p text:style-name="Horizontal_20_Line"/>
        <text:h text:style-name="Heading_20_2" text:outline-level="2"><text:soft-page-break/>Isso é muito poderoso</text:h>
        <text:p text:style-name="Text_20_body">Sem ETL adicional.</text:p>
        <text:p text:style-name="Text_20_body">Sem copiar dados.</text:p>
        <text:p text:style-name="Horizontal_20_Line"/>
        <text:h text:style-name="Heading_20_1" text:outline-level="1">No seu projeto YouTube</text:h>
        <text:p text:style-name="Text_20_body">Você poderia unir:</text:p>
        <text:h text:style-name="Heading_20_2" text:outline-level="2">dados vídeos</text:h>
        <text:p text:style-name="Text_20_body">em MinIO/Hive</text:p>
        <text:p text:style-name="Text_20_body">com:</text:p>
        <text:h text:style-name="Heading_20_2" text:outline-level="2">banco local de categorias</text:h>
        <text:p text:style-name="Text_20_body">em PostgreSQL</text:p>
        <text:p text:style-name="Horizontal_20_Line"/>
        <text:h text:style-name="Heading_20_1" text:outline-level="1">Exemplo real</text:h>
        <text:section text:style-name="Sect2" text:name="Seção27">
          <text:p text:style-name="P21"><text:bookmark text:name="code-block-viewer Copia 26"/>SELECT</text:p>
          <text:p text:style-name="Preformatted_20_Text"><text:s/>v.title,</text:p>
          <text:p text:style-name="Preformatted_20_Text"><text:s/>c.category_name,</text:p>
          <text:p text:style-name="Preformatted_20_Text"><text:s/>v.views</text:p>
          <text:p text:style-name="Preformatted_20_Text">FROM hive.youtube_videos v</text:p>
          <text:p text:style-name="Preformatted_20_Text">JOIN postgres.youtube_categories c</text:p>
          <text:p text:style-name="Preformatted_20_Text">ON v.category_id = c.id;</text:p>
        </text:section>
        <text:p text:style-name="Horizontal_20_Line"/>
        <text:h text:style-name="Heading_20_1" text:outline-level="1">Por que isso é profissional</text:h>
        <text:p text:style-name="Text_20_body">Porque arquitetura moderna usa:</text:p>
        <text:h text:style-name="Heading_20_2" text:outline-level="2">lakehouse + federation</text:h>
        <text:p text:style-name="Text_20_body">sem centralizar tudo.</text:p>
        <text:p text:style-name="Horizontal_20_Line"/>
        <text:h text:style-name="Heading_20_1" text:outline-level="1">Trino e Hive trabalham juntos</text:h>
        <text:h text:style-name="Heading_20_2" text:outline-level="2">Hive</text:h>
        <text:p text:style-name="Text_20_body">guarda metadados:</text:p>
        <text:section text:style-name="Sect2" text:name="Seção28">
          <text:p text:style-name="P21"><text:bookmark text:name="code-block-viewer Copia 27"/><text:soft-page-break/>onde está o arquivo</text:p>
          <text:p text:style-name="Preformatted_20_Text">tipo de coluna</text:p>
          <text:p text:style-name="Preformatted_20_Text">partições</text:p>
          <text:p text:style-name="Preformatted_20_Text">schema</text:p>
        </text:section>
        <text:p text:style-name="Horizontal_20_Line"/>
        <text:h text:style-name="Heading_20_2" text:outline-level="2">Trino</text:h>
        <text:p text:style-name="Text_20_body">usa esses metadados para ler os arquivos.</text:p>
        <text:p text:style-name="Horizontal_20_Line"/>
        <text:h text:style-name="Heading_20_1" text:outline-level="1">Trino não armazena dados</text:h>
        <text:p text:style-name="Text_20_body">Importante:</text:p>
        <text:p text:style-name="Text_20_body">Trino <text:span text:style-name="Strong_20_Emphasis">não é banco de dados</text:span>.</text:p>
        <text:p text:style-name="Text_20_body">Ele só consulta.</text:p>
        <text:p text:style-name="Horizontal_20_Line"/>
        <text:h text:style-name="Heading_20_1" text:outline-level="1">Ele lê de:</text:h>
        <text:list text:style-name="L15">
          <text:list-item>
            <text:p text:style-name="P39">parquet </text:p>
          </text:list-item>
          <text:list-item>
            <text:p text:style-name="P39">csv </text:p>
          </text:list-item>
          <text:list-item>
            <text:p text:style-name="P39">json </text:p>
          </text:list-item>
          <text:list-item>
            <text:p text:style-name="P39">iceberg </text:p>
          </text:list-item>
          <text:list-item>
            <text:p text:style-name="P40">hive tables </text:p>
          </text:list-item>
        </text:list>
        <text:p text:style-name="Horizontal_20_Line"/>
        <text:h text:style-name="Heading_20_1" text:outline-level="1">Exemplo no MinIO</text:h>
        <text:p text:style-name="Text_20_body">Spark grava:</text:p>
        <text:section text:style-name="Sect2" text:name="Seção29">
          <text:p text:style-name="P21"><text:bookmark text:name="code-block-viewer Copia 28"/>s3://processed/youtube/videos/</text:p>
        </text:section>
        <text:p text:style-name="Text_20_body">Trino lê como se fosse tabela SQL.</text:p>
        <text:p text:style-name="Horizontal_20_Line"/>
        <text:h text:style-name="Heading_20_1" text:outline-level="1">Vantagem enorme</text:h>
        <text:p text:style-name="Text_20_body">Você mantém data lake barato.</text:p>
        <text:p text:style-name="Text_20_body">Mas consulta como banco analítico.</text:p>
        <text:p text:style-name="Text_20_body">💡 isso é exatamente o padrão usado em arquitetura moderna.</text:p>
        <text:p text:style-name="Horizontal_20_Line"/>
        <text:h text:style-name="Heading_20_1" text:outline-level="1"><text:soft-page-break/>Quando usar no seu projeto</text:h>
        <text:p text:style-name="Text_20_body">Use Trino para:</text:p>
        <text:h text:style-name="Heading_20_2" text:outline-level="2">top vídeos</text:h>
        <text:section text:style-name="Sect2" text:name="Seção30">
          <text:p text:style-name="P21"><text:bookmark text:name="code-block-viewer Copia 29"/>SELECT title, views</text:p>
          <text:p text:style-name="Preformatted_20_Text">FROM youtube_videos</text:p>
          <text:p text:style-name="Preformatted_20_Text">ORDER BY views DESC;</text:p>
        </text:section>
        <text:p text:style-name="Horizontal_20_Line"/>
        <text:h text:style-name="Heading_20_2" text:outline-level="2">engajamento</text:h>
        <text:section text:style-name="Sect2" text:name="Seção31">
          <text:p text:style-name="P21"><text:bookmark text:name="code-block-viewer Copia 30"/>SELECT</text:p>
          <text:p text:style-name="Preformatted_20_Text"><text:s/>title,</text:p>
          <text:p text:style-name="Preformatted_20_Text"><text:s/>likes / views AS engagement</text:p>
          <text:p text:style-name="Preformatted_20_Text">FROM youtube_videos;</text:p>
        </text:section>
        <text:p text:style-name="Horizontal_20_Line"/>
        <text:h text:style-name="Heading_20_2" text:outline-level="2">crescimento por canal</text:h>
        <text:section text:style-name="Sect2" text:name="Seção32">
          <text:p text:style-name="P21"><text:bookmark text:name="code-block-viewer Copia 31"/>SELECT</text:p>
          <text:p text:style-name="Preformatted_20_Text"><text:s/>channel,</text:p>
          <text:p text:style-name="Preformatted_20_Text"><text:s/>SUM(views)</text:p>
          <text:p text:style-name="Preformatted_20_Text">FROM youtube_videos</text:p>
          <text:p text:style-name="Preformatted_20_Text">GROUP BY channel;</text:p>
        </text:section>
        <text:p text:style-name="Horizontal_20_Line"/>
        <text:h text:style-name="Heading_20_1" text:outline-level="1">Performance real</text:h>
        <text:p text:style-name="Text_20_body">Trino aproveita:</text:p>
        <text:h text:style-name="Heading_20_2" text:outline-level="2">predicate pushdown</text:h>
        <text:p text:style-name="Text_20_body">Exemplo:</text:p>
        <text:section text:style-name="Sect2" text:name="Seção33">
          <text:p text:style-name="P21"><text:bookmark text:name="code-block-viewer Copia 32"/>WHERE channel = 'Canal X'</text:p>
        </text:section>
        <text:p text:style-name="Text_20_body">Lê apenas partição necessária.</text:p>
        <text:p text:style-name="Horizontal_20_Line"/>
        <text:h text:style-name="Heading_20_2" text:outline-level="2">column pruning</text:h>
        <text:p text:style-name="Text_20_body">Lê só colunas usadas.</text:p>
        <text:p text:style-name="Horizontal_20_Line"/>
        <text:h text:style-name="Heading_20_2" text:outline-level="2">parallel scan</text:h>
        <text:p text:style-name="Text_20_body">Múltiplos workers.</text:p>
        <text:p text:style-name="Horizontal_20_Line"/>
        <text:h text:style-name="Heading_20_1" text:outline-level="1"><text:soft-page-break/>No currículo isso chama atenção 🚀</text:h>
        <text:p text:style-name="Text_20_body">Porque Trino mostra conhecimento de:</text:p>
        <text:p text:style-name="Text_20_body">✅ lakehouse<text:line-break/>✅ federated query<text:line-break/>✅ distributed SQL<text:line-break/>✅ analytical serving layer</text:p>
        <text:p text:style-name="Horizontal_20_Line"/>
        <text:h text:style-name="Heading_20_1" text:outline-level="1">No seu projeto, papel correto do Trino</text:h>
        <text:h text:style-name="Heading_20_2" text:outline-level="2">Spark = transformação pesada</text:h>
        <text:h text:style-name="Heading_20_2" text:outline-level="2">Hive = catálogo</text:h>
        <text:h text:style-name="Heading_20_2" text:outline-level="2">Trino = serving SQL</text:h>
        <text:h text:style-name="Heading_20_2" text:outline-level="2">Superset = dashboard</text:h>
        <text:p text:style-name="Horizontal_20_Line"/>
        <text:h text:style-name="Heading_20_1" text:outline-level="1">Sequência ideal</text:h>
        <text:section text:style-name="Sect2" text:name="Seção34">
          <text:p text:style-name="P21"><text:bookmark text:name="code-block-viewer Copia 33"/>Python Extract</text:p>
          <text:p text:style-name="Preformatted_20_Text">→ Spark Transform</text:p>
          <text:p text:style-name="Preformatted_20_Text">→ Hive Register</text:p>
          <text:p text:style-name="Preformatted_20_Text">→ Trino Query</text:p>
          <text:p text:style-name="Preformatted_20_Text">→ Superset Dashboard</text:p>
        </text:section>
        <text:p text:style-name="Horizontal_20_Line"/>
        <text:p text:style-name="Text_20_body">Se quiser, posso também explicar:</text:p>
        <text:h text:style-name="Heading_20_1" text:outline-level="1">por que usar Trino em vez de DuckDB nesse projeto</text:h>
        <text:p text:style-name="Text_20_body">porque essa comparação aparece muito em entrevistas técnicas hoje 🔥</text:p>
        <text:section text:style-name="Sect1" text:name="thread-bottom-container">
          <text:p text:style-name="P41"><text:bookmark text:name="upload-files"/><draw:control text:anchor-type="as-char" draw:z-index="0" draw:name="Forma1" draw:style-name="gr1" draw:text-style-name="P42" svg:width="4.869cm" svg:height="0.609cm" draw:control="control1"/></text:p>
          <text:p text:style-name="P43"><draw:control text:anchor-type="as-char" svg:y="-0.896cm" draw:z-index="1" draw:name="Forma2" draw:style-name="gr2" draw:text-style-name="P44" svg:width="4.657cm" svg:height="0.821cm" draw:control="control2"/></text:p>
          <text:section text:style-name="Sect1" text:name="prompt-textarea">
            <text:p text:style-name="P1"/>
          </text:section>
        </text:section>
      </text:section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20:36:41.679981794</meta:creation-date>
    <dc:date>2026-04-19T14:00:04.547253548</dc:date>
    <meta:editing-duration>PT16H5M40S</meta:editing-duration>
    <meta:editing-cycles>5</meta:editing-cycles>
    <meta:generator>LibreOffice/26.2.2.2$Linux_X86_64 LibreOffice_project/620$Build-2</meta:generator>
    <meta:document-statistic meta:table-count="2" meta:image-count="0" meta:object-count="0" meta:page-count="15" meta:paragraph-count="412" meta:word-count="1306" meta:character-count="8631" meta:non-whitespace-character-count="7649"/>
  </office:meta>
</office:document-meta>
</file>